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de" number:country="DE">
      <number:number number:min-integer-digits="1"/>
    </number:number-style>
    <number:date-style style:name="N10051" number:language="de" number:country="DE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10051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00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2"/>
          <table:table-cell table:style-name="ce2" office:value-type="string" calcext:value-type="string">
            <text:p>Datum:</text:p>
          </table:table-cell>
          <table:table-cell table:style-name="ce9" office:value-type="date" office:date-value="2021-01-19T18:03:12.72" calcext:value-type="date">
            <text:p>19.01.2021 18:03:12</text:p>
          </table:table-cell>
          <table:table-cell/>
          <table:table-cell table:style-name="ce11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18:03:11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6T19:55:37.936844316</meta:creation-date>
    <dc:date>2021-01-19T18:03:12.738000000</dc:date>
    <meta:editing-duration>PT11M11S</meta:editing-duration>
    <meta:editing-cycles>18</meta:editing-cycles>
    <meta:generator>LibreOffice/7.0.4.2$Windows_x86 LibreOffice_project/dcf040e67528d9187c66b2379df5ea4407429775</meta:generator>
    <meta:document-statistic meta:table-count="1" meta:cell-count="15" meta:object-count="0"/>
  </office:meta>
</office:document-meta>
</file>